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c0183" officeooo:paragraph-rsid="001c0183"/>
    </style:style>
    <style:style style:name="P2" style:family="paragraph" style:parent-style-name="Standard">
      <style:text-properties officeooo:rsid="001da605" officeooo:paragraph-rsid="001c0183"/>
    </style:style>
    <style:style style:name="P3" style:family="paragraph" style:parent-style-name="Standard">
      <style:text-properties officeooo:rsid="001da605" officeooo:paragraph-rsid="001da605"/>
    </style:style>
    <style:style style:name="P4" style:family="paragraph" style:parent-style-name="Standard">
      <style:text-properties officeooo:rsid="001f2a5f" officeooo:paragraph-rsid="001f2a5f"/>
    </style:style>
    <style:style style:name="P5" style:family="paragraph" style:parent-style-name="Standard" style:list-style-name="L1">
      <style:text-properties style:font-name="serif" fo:font-size="32.25pt" officeooo:rsid="0023d1f8" officeooo:paragraph-rsid="001f2a5f" loext:padding="0cm" loext:border="none"/>
    </style:style>
    <style:style style:name="P6" style:family="paragraph" style:parent-style-name="Standard">
      <style:text-properties officeooo:rsid="0024ed50" officeooo:paragraph-rsid="0026b3a0"/>
    </style:style>
    <style:style style:name="P7" style:family="paragraph" style:parent-style-name="Standard" style:list-style-name="L2">
      <style:text-properties officeooo:rsid="0024ed50" officeooo:paragraph-rsid="0026b3a0"/>
    </style:style>
    <style:style style:name="P8" style:family="paragraph" style:parent-style-name="Standard" style:list-style-name="L2">
      <style:text-properties officeooo:rsid="0026b3a0" officeooo:paragraph-rsid="0026b3a0"/>
    </style:style>
    <style:style style:name="P9" style:family="paragraph" style:parent-style-name="Heading_20_1">
      <style:text-properties officeooo:rsid="001c0183" officeooo:paragraph-rsid="001c0183"/>
    </style:style>
    <style:style style:name="P10" style:family="paragraph" style:parent-style-name="Preformatted_20_Text" style:list-style-name="L1">
      <style:paragraph-properties fo:margin-top="0cm" fo:margin-bottom="0.499cm" loext:contextual-spacing="false" fo:text-align="start" style:justify-single-word="false" style:writing-mode="lr-tb"/>
      <style:text-properties officeooo:rsid="001da605" officeooo:paragraph-rsid="001f2a5f"/>
    </style:style>
    <style:style style:name="P11" style:family="paragraph" style:parent-style-name="Preformatted_20_Text" style:list-style-name="L1">
      <style:paragraph-properties fo:text-align="start" style:justify-single-word="false" style:writing-mode="lr-tb"/>
      <style:text-properties officeooo:rsid="001da605" officeooo:paragraph-rsid="001f2a5f"/>
    </style:style>
    <style:style style:name="P12" style:family="paragraph" style:parent-style-name="Preformatted_20_Text" style:list-style-name="L1">
      <style:paragraph-properties fo:text-align="start" style:justify-single-word="false" style:writing-mode="lr-tb"/>
      <style:text-properties officeooo:rsid="001da605" officeooo:paragraph-rsid="0021d907"/>
    </style:style>
    <style:style style:name="P13" style:family="paragraph" style:parent-style-name="Preformatted_20_Text" style:list-style-name="L1">
      <style:paragraph-properties fo:text-align="start" style:justify-single-word="false" style:writing-mode="lr-tb"/>
      <style:text-properties officeooo:rsid="001da605" officeooo:paragraph-rsid="0020e05c"/>
    </style:style>
    <style:style style:name="P14" style:family="paragraph" style:parent-style-name="Preformatted_20_Text">
      <style:paragraph-properties fo:text-align="start" style:justify-single-word="false" style:writing-mode="lr-tb"/>
      <style:text-properties officeooo:rsid="001da605" officeooo:paragraph-rsid="0021d907"/>
    </style:style>
    <style:style style:name="T1" style:family="text">
      <style:text-properties fo:font-style="italic"/>
    </style:style>
    <style:style style:name="T2" style:family="text">
      <style:text-properties officeooo:rsid="001da605"/>
    </style:style>
    <style:style style:name="T3" style:family="text">
      <style:text-properties officeooo:rsid="001f2a5f"/>
    </style:style>
    <style:style style:name="T4" style:family="text">
      <style:text-properties fo:language="es" fo:country="ES"/>
    </style:style>
    <style:style style:name="T5" style:family="text">
      <style:text-properties fo:language="es" fo:country="ES" officeooo:rsid="002c8efe"/>
    </style:style>
    <style:style style:name="T6" style:family="text">
      <style:text-properties officeooo:rsid="0024ed50"/>
    </style:style>
    <style:style style:name="T7" style:family="text">
      <style:text-properties officeooo:rsid="0025882e"/>
    </style:style>
    <style:style style:name="T8" style:family="text">
      <style:text-properties officeooo:rsid="0026b3a0"/>
    </style:style>
    <style:style style:name="T9" style:family="text">
      <style:text-properties officeooo:rsid="002b41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WRF Lightning forecasting</text:h>
      <text:p text:style-name="P1">En el presente documento se pretende elaborar un informe preliminar de las variables a tener en cuenta a la hora de <text:span text:style-name="T3">realizar</text:span> <text:span text:style-name="T3">predicción</text:span> de tormentas eléctricas y además analizar el estado del arte de este tema. </text:p>
      <text:p text:style-name="P1"/>
      <text:p text:style-name="P1"/>
      <text:p text:style-name="P3">El articulo [1] enuncia que WRF no tiene un modulo específico para calcular la electrificacrón de la atmósfera, pero que a partir de diferentes variables aportadas por el modelo se pueda predecir la cantidad de rayos, debido a que tengan una alta correlación. </text:p>
      <text:p text:style-name="P3"/>
      <text:p text:style-name="P6">El CAPE <text:span text:style-name="T7">(Convective Available Potential Energy)</text:span>, los “updrafts”, las formaciones microfisicas, vertical extent of ice particles. <text:span text:style-name="T8">Esta gente del artículo [1] prueba 6 combinaciones de físicas diferentes, y establecen que el las variables que van a probar son: </text:span></text:p>
      <text:p text:style-name="P6"/>
      <text:p text:style-name="P6"/>
      <text:list xml:id="list2093946285685124809" text:style-name="L2">
        <text:list-item>
          <text:p text:style-name="P7"><text:span text:style-name="T8">Surface-based CAPE (SBCAPE),</text:span></text:p>
        </text:list-item>
        <text:list-item>
          <text:p text:style-name="P7"><text:span text:style-name="T8">Lifted Index (LI) </text:span></text:p>
        </text:list-item>
        <text:list-item>
          <text:p text:style-name="P7"><text:span text:style-name="T8">K-Index (KI) </text:span></text:p>
        </text:list-item>
        <text:list-item>
          <text:p text:style-name="P7"><text:span text:style-name="T8">Equivalent potential temperature at surface (θ e )</text:span></text:p>
        </text:list-item>
        <text:list-item>
          <text:p text:style-name="P7"><text:span text:style-name="T8">Vertical velocity averaged between 850 hPa and 700 hPa</text:span></text:p>
        </text:list-item>
        <text:list-item>
          <text:p text:style-name="P8">Ice-mixing ratio integrated from 700 hPa to 500 hPa <text:s/>(QICE)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3"/>
      <text:p text:style-name="P4">En el artículo [2] se ponen a prueba diferentes variables del WRF y llegan a la conclusión de que: </text:p>
      <text:p text:style-name="P4"/>
      <text:list xml:id="list4262095774382806442" text:style-name="L1">
        <text:list-item>
          <text:p text:style-name="P10"><text:bookmark text:name="tw-cst"/><text:span text:style-name="T4">La velocidad máxima (maximum updraft velocity) de corriente ascendente es un buen predictor del “flash rate” en tormentas severas, </text:span></text:p>
        </text:list-item>
        <text:list-item>
          <text:p text:style-name="P11"><text:span text:style-name="T4">Producto de flujo de masa de hielo y masa de hielo de precipitación (ice mass flux product and precipitation ice mass) pueden reproducir la tendencia del “flash rate” pero no la magnitud. </text:span></text:p>
        </text:list-item>
        <text:list-item>
          <text:p text:style-name="P11"><text:span text:style-name="T4"/></text:p>
        </text:list-item>
        <text:list-item>
          <text:p text:style-name="P12"><text:span text:style-name="T4">“Cloud top height” no es buena para predecir la tendencia del flash rate ni la maginitud </text:span><text:span text:style-name="T5">en severe-storms</text:span><text:span text:style-name="T4">, pero es buena prediciendo en airmass-thunderstorm </text:span></text:p>
        </text:list-item>
        <text:list-item>
          <text:p text:style-name="P13"><text:span text:style-name="T4"/></text:p>
        </text:list-item>
        <text:list-item>
          <text:p text:style-name="P12"><text:span text:style-name="T4">El ”Ice water path” predice bien el flash rate para tormentas severas, pero sobreestima en airmass-thunderstorm</text:span></text:p>
        </text:list-item>
      </text:list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list xml:id="list15044110165804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ext:p text:style-name="P1"/>
      <text:p text:style-name="P1"><text:soft-page-break/><text:span text:style-name="T2">[1] </text:span>Zepka, G. S., Pinto Jr, O., &amp; Saraiva, A. C. V. (2014). Lightning forecasting in southeastern Brazil using the WRF model. <text:span text:style-name="T1">Atmospheric research</text:span>, <text:span text:style-name="T1">135</text:span>, 344-362.</text:p>
      <text:p text:style-name="P1"/>
      <text:p text:style-name="P1"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<text:span text:style-name="T2">[2] </text:span>Barthe, C., Deierling, W., &amp; Barth, M. C. (2010). Estimation of total lightning from various storm parameters: A cloud‐resolving model study. <text:span text:style-name="T1">Journal of Geophysical Research: Atmospheres</text:span>, <text:span text:style-name="T1">115</text:span>(D24).</text:p>
          </table:table-cell>
        </table:table-row>
      </table:table>
      <text:p text:style-name="P1"/>
      <text:p text:style-name="P1"/>
      <text:p text:style-name="P2"><text:span text:style-name="T9">[3] </text:span>Lynn, B., &amp; Yair, Y. (2010). Prediction of lightning flash density with the WRF model. <text:span text:style-name="T1">Advances in Geosciences</text:span>, <text:span text:style-name="T1">23</text:span>, 11-1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09:54:33.683901029</meta:creation-date>
    <dc:date>2019-06-20T15:04:37.155532951</dc:date>
    <meta:editing-duration>PT1H52M4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2" meta:paragraph-count="21" meta:word-count="353" meta:character-count="2212" meta:non-whitespace-character-count="1832"/>
  </office:meta>
</office:document-meta>
</file>